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text-properties officeooo:paragraph-rsid="00186c9c"/>
    </style:style>
    <style:style style:name="P3" style:family="paragraph" style:parent-style-name="Standard" style:master-page-name="Standard">
      <style:paragraph-properties fo:text-align="center" style:justify-single-word="false" style:page-number="auto"/>
    </style:style>
    <style:style style:name="T1" style:family="text">
      <style:text-properties fo:font-size="14pt" fo:font-weight="bold" style:font-size-asian="14pt" style:font-weight-asian="bold" style:font-size-complex="14pt"/>
    </style:style>
    <style:style style:name="T2" style:family="text">
      <style:text-properties officeooo:rsid="00186c9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SC 4181 Final Project Checklist</text:span></text:p>
      <text:p text:style-name="P1"/>
      <text:p text:style-name="Standard">Please complete and upload using project 4 submission on Blackboard. Your project may not get graded if we do not receive this checklist for your project.</text:p>
      <text:p text:style-name="Standard">Group Number: <text:bookmark-start text:name="_GoBack"/><text:bookmark-start text:name="Dropdown1"/><field:fieldmark text:name="__Fieldmark__10_850411216" field:type="vnd.oasis.opendocument.field.FORMDROPDOWN"><field:param field:name="Dropdown_ListEntry" field:value="-select-"/><field:param field:name="Dropdown_ListEntry" field:value="1"/><field:param field:name="Dropdown_ListEntry" field:value="2"/><field:param field:name="Dropdown_ListEntry" field:value="3"/><field:param field:name="Dropdown_ListEntry" field:value="4"/><field:param field:name="Dropdown_ListEntry" field:value="5"/><field:param field:name="Dropdown_ListEntry" field:value="6"/><field:param field:name="Dropdown_ListEntry" field:value="7"/><field:param field:name="Dropdown_ListEntry" field:value="8"/><field:param field:name="Dropdown_ListEntry" field:value="9"/><field:param field:name="Dropdown_ListEntry" field:value="10"/><field:param field:name="Dropdown_ListEntry" field:value="11"/><field:param field:name="Dropdown_ListEntry" field:value="12"/><field:param field:name="Dropdown_ListEntry" field:value="13"/><field:param field:name="Dropdown_ListEntry" field:value="14"/><field:param field:name="Dropdown_ListEntry" field:value="15"/><field:param field:name="Dropdown_ListEntry" field:value="16"/><field:param field:name="Dropdown_ListEntry" field:value="17"/><field:param field:name="Dropdown_ListEntry" field:value="18"/><field:param field:name="Dropdown_ListEntry" field:value="19"/><field:param field:name="Dropdown_ListEntry" field:value="20"/><field:param field:name="Dropdown_ListEntry" field:value="21"/><field:param field:name="Dropdown_ListEntry" field:value="22"/><field:param field:name="Dropdown_ListEntry" field:value="23"/><field:param field:name="Dropdown_Selected" field:value="23"/></field:fieldmark><text:bookmark-end text:name="_GoBack"/><text:bookmark-end text:name="Dropdown1"/></text:p>
      <text:p text:style-name="Standard">Check below all features that you have fully implemented and tested, that is, you are able to generate JVM code for these and the generated code can be assembled using Jasmin and run with java:</text:p>
      <text:p text:style-name="Standard"><text:bookmark-start text:name="Check1"/><field:fieldmark text:name="__Fieldmark__22_850411216" field:type="vnd.oasis.opendocument.field.FORMCHECKBOX"><field:param field:name="Checkbox_Checked" field:value="true"/></field:fieldmark><text:bookmark-end text:name="Check1"/><text:s/>printf<text:tab/><text:tab/><text:tab/><text:tab/><text:bookmark-start text:name="Check2"/><field:fieldmark text:name="__Fieldmark__32_850411216" field:type="vnd.oasis.opendocument.field.FORMCHECKBOX"><field:param field:name="Checkbox_Checked" field:value="true"/></field:fieldmark><text:bookmark-end text:name="Check2"/> constants<text:tab/><text:tab/><text:tab/><text:bookmark-start text:name="Check7"/><field:fieldmark text:name="__Fieldmark__40_850411216" field:type="vnd.oasis.opendocument.field.FORMCHECKBOX"><field:param field:name="Checkbox_Checked" field:value="true"/></field:fieldmark><text:bookmark-end text:name="Check7"/> arithmetic expressions <text:tab/></text:p>
      <text:p text:style-name="Standard"><text:bookmark-start text:name="Check3"/><field:fieldmark text:name="__Fieldmark__46_850411216" field:type="vnd.oasis.opendocument.field.FORMCHECKBOX"><field:param field:name="Checkbox_Checked" field:value="true"/></field:fieldmark><text:bookmark-end text:name="Check3"/><text:s/>global integer variables<text:tab/><text:tab/><text:bookmark-start text:name="Check4"/><field:fieldmark text:name="__Fieldmark__55_850411216" field:type="vnd.oasis.opendocument.field.FORMCHECKBOX"><field:param field:name="Checkbox_Checked" field:value="true"/></field:fieldmark><text:bookmark-end text:name="Check4"/> local integer variables<text:tab/><field:fieldmark text:name="__Fieldmark__60_850411216" field:type="vnd.oasis.opendocument.field.FORMCHECKBOX"><field:param field:name="Checkbox_Checked" field:value="true"/></field:fieldmark> assignment (variable only)</text:p>
      <text:p text:style-name="Standard"><text:bookmark-start text:name="Check5"/><field:fieldmark text:name="__Fieldmark__64_850411216" field:type="vnd.oasis.opendocument.field.FORMCHECKBOX"><field:param field:name="Checkbox_Checked" field:value="true"/></field:fieldmark><text:bookmark-end text:name="Check5"/><text:s/>global arrays <text:tab/><text:tab/><text:tab/><text:bookmark-start text:name="Check6"/><field:fieldmark text:name="__Fieldmark__74_850411216" field:type="vnd.oasis.opendocument.field.FORMCHECKBOX"><field:param field:name="Checkbox_Checked" field:value="true"/></field:fieldmark><text:bookmark-end text:name="Check6"/> local arrays<text:tab/><text:tab/><text:tab/><text:bookmark-start text:name="Check8"/><field:fieldmark text:name="__Fieldmark__82_850411216" field:type="vnd.oasis.opendocument.field.FORMCHECKBOX"><field:param field:name="Checkbox_Checked" field:value="true"/></field:fieldmark><text:bookmark-end text:name="Check8"/> assignment (variable+array)</text:p>
      <text:p text:style-name="Standard"><field:fieldmark text:name="__Fieldmark__86_850411216" field:type="vnd.oasis.opendocument.field.FORMCHECKBOX"><field:param field:name="Checkbox_Checked" field:value="true"/></field:fieldmark><text:s/>relational expressions <text:tab/><text:tab/><text:bookmark-start text:name="Check9"/><field:fieldmark text:name="__Fieldmark__94_850411216" field:type="vnd.oasis.opendocument.field.FORMCHECKBOX"><field:param field:name="Checkbox_Checked" field:value="true"/></field:fieldmark><text:bookmark-end text:name="Check9"/> if-else statement<text:tab/><text:tab/><text:bookmark-start text:name="Check10"/><field:fieldmark text:name="__Fieldmark__101_850411216" field:type="vnd.oasis.opendocument.field.FORMCHECKBOX"><field:param field:name="Checkbox_Checked" field:value="true"/></field:fieldmark><text:bookmark-end text:name="Check10"/> while statement<text:tab/></text:p>
      <text:p text:style-name="Standard"><text:bookmark-start text:name="Check11"/><field:fieldmark text:name="__Fieldmark__107_850411216" field:type="vnd.oasis.opendocument.field.FORMCHECKBOX"><field:param field:name="Checkbox_Checked" field:value="true"/></field:fieldmark><text:bookmark-end text:name="Check11"/><text:s/>only main function<text:tab/><text:tab/><text:tab/><text:bookmark-start text:name="Check12"/><field:fieldmark text:name="__Fieldmark__117_850411216" field:type="vnd.oasis.opendocument.field.FORMCHECKBOX"><field:param field:name="Checkbox_Checked" field:value="true"/></field:fieldmark><text:bookmark-end text:name="Check12"/> functions (no params)<text:tab/><text:bookmark-start text:name="Check13"/><field:fieldmark text:name="__Fieldmark__125_850411216" field:type="vnd.oasis.opendocument.field.FORMCHECKBOX"><field:param field:name="Checkbox_Checked" field:value="true"/></field:fieldmark><text:bookmark-end text:name="Check13"/> functions with params<text:tab/></text:p>
      <text:p text:style-name="Standard">Any additional notes or comments: </text:p>
      <text:p text:style-name="P2"><text:bookmark-start text:name="Text11"/><field:fieldmark-start text:name="Text1" field:type="vnd.oasis.opendocument.field.FORMTEXT"/><text:span text:style-name="T2">When you do “make gencode” a lot of warnings will pop up, however, they don't affect the compiler, so just ignore it. </text:span></text:p>
      <text:p text:style-name="P2"/>
      <text:p text:style-name="P2"><text:span text:style-name="T2">The “scanf” function also works. </text:span></text:p>
      <text:p text:style-name="P2"/>
      <text:p text:style-name="P2"><text:span text:style-name="T2">In addition to the given test files, there are some additional files that were created to be used for testing. </text:span><field:fieldmark-end/><text:bookmark-end text:name="Text1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jay Gehlot</meta:initial-creator>
    <meta:editing-cycles>9</meta:editing-cycles>
    <meta:creation-date>2011-04-28T14:22:00</meta:creation-date>
    <dc:date>2015-06-14T14:58:43.126751221</dc:date>
    <meta:editing-duration>PT19S</meta:editing-duration>
    <meta:generator>LibreOffice/4.2.7.2$Linux_X86_64 LibreOffice_project/420m0$Build-2</meta:generator>
    <meta:document-statistic meta:table-count="0" meta:image-count="0" meta:object-count="0" meta:page-count="1" meta:paragraph-count="13" meta:word-count="172" meta:character-count="1029" meta:non-whitespace-character-count="847"/>
    <meta:user-defined meta:name="AppVersion">14.0000</meta:user-defined>
    <meta:user-defined meta:name="Company">Villanov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